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07e" officeooo:paragraph-rsid="0005707e"/>
    </style:style>
    <style:style style:name="P2" style:family="paragraph" style:parent-style-name="normal">
      <style:text-properties officeooo:rsid="0005707e" officeooo:paragraph-rsid="0005707e"/>
    </style:style>
    <style:style style:name="P3" style:family="paragraph" style:parent-style-name="normal">
      <style:text-properties officeooo:paragraph-rsid="0005707e"/>
    </style:style>
    <style:style style:name="P4" style:family="paragraph" style:parent-style-name="normal">
      <style:text-properties fo:font-weight="bold" officeooo:rsid="0005707e" officeooo:paragraph-rsid="0005707e" style:font-weight-asian="bold" style:font-weight-complex="bold"/>
    </style:style>
    <style:style style:name="P5" style:family="paragraph" style:parent-style-name="normal">
      <style:text-properties fo:font-weight="bold" officeooo:paragraph-rsid="0005707e" style:font-weight-asian="bold" style:font-weight-complex="bold"/>
    </style:style>
    <style:style style:name="P6" style:family="paragraph" style:parent-style-name="normal">
      <style:text-properties officeooo:rsid="0005707e" officeooo:paragraph-rsid="0005707e"/>
    </style:style>
    <style:style style:name="T1" style:family="text">
      <style:text-properties officeooo:rsid="000570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707e" style:font-weight-asian="bold" style:font-weight-complex="bold"/>
    </style:style>
    <style:style style:name="T4" style:family="text">
      <style:text-properties fo:font-weight="bold" officeooo:rsid="00076ad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ainstorm:</text:p>
      <text:p text:style-name="P1"/>
      <text:p text:style-name="P1">1.)</text:p>
      <text:p text:style-name="P1"><text:tab/>The character: a burnt-out detective</text:p>
      <text:p text:style-name="P1"><text:tab/>An objective: solve a personal case involving the death of a relative</text:p>
      <text:p text:style-name="P1"><text:tab/>Mechanic: open world exploration, clues, interacting with NPCs to gain intel</text:p>
      <text:p text:style-name="P1"/>
      <text:p text:style-name="P1">2.) <text:tab/>The character: a golden retriever</text:p>
      <text:p text:style-name="P1"><text:tab/>An objective: to become the best boi, earn treats and scritches, and a spot on the couch</text:p>
      <text:p text:style-name="P1"><text:tab/>Mechanics: you play as the dog, perfecting tail-wagging, fetch, and defending the family from the neighbors cat and the mailman.</text:p>
      <text:p text:style-name="P1"/>
      <text:p text:style-name="P1">3.) <text:tab/>The character(s): Speed racer pilots</text:p>
      <text:p text:style-name="P1"><text:tab/>An objective: Win races; glory</text:p>
      <text:p text:style-name="P1"><text:tab/>Mechanics: Race around a track, avoid obstacles</text:p>
      <text:p text:style-name="P1"/>
      <text:p text:style-name="P1"/>
      <text:p text:style-name="P1"/>
      <text:p text:style-name="P1">2.)</text:p>
      <text:p text:style-name="P1"/>
      <text:p text:style-name="P3">Where are we, and in what time?</text:p>
      <text:p text:style-name="P5"><text:tab/>- <text:span text:style-name="T1">We’re in a not too distant future, on earth, in a hyper-urban environment.</text:span></text:p>
      <text:p text:style-name="P3">What does it look like?</text:p>
      <text:p text:style-name="P5">- <text:span text:style-name="T1">Heavy cyberpunk themes, lots of neon, smoke, gritty city elements. Urban environment that is</text:span></text:p>
      <text:p text:style-name="P4">building on top of itself. The racing takes place in VR world; strong TRON/Redout themes</text:p>
      <text:p text:style-name="P3">Are there animals, or plants?</text:p>
      <text:p text:style-name="P3"><text:tab/><text:span text:style-name="T2">-</text:span><text:span text:style-name="T3">Little of both, maybe the main character has a cat?</text:span></text:p>
      <text:p text:style-name="P3">What events have shaped this world?</text:p>
      <text:p text:style-name="P3"><text:tab/><text:span text:style-name="T2">-</text:span><text:span text:style-name="T3">Over population, urbanization, job loss to due to automation, </text:span><text:span text:style-name="T4">1% of the population controls the vast amounts of wealth</text:span></text:p>
      <text:p text:style-name="P3">What rules are in place here?</text:p>
      <text:p text:style-name="P3"><text:tab/><text:span text:style-name="T2">- </text:span><text:span text:style-name="T3">TBD</text:span></text:p>
      <text:p text:style-name="P3">Who has power?</text:p>
      <text:p text:style-name="P3"><text:tab/><text:span text:style-name="T2">-</text:span><text:span text:style-name="T3">The ultra-rich control everything, including the tech that drives the games. Politicians/government are puppets of the party in control.</text:span></text:p>
      <text:p text:style-name="P3">What do the citizens believe in?</text:p>
      <text:p text:style-name="P5">- <text:span text:style-name="T1">The citizens are hungry for a distraction from their lives. There aren’t enough jobs due to automation, most people live off government basic income.</text:span></text:p>
      <text:p text:style-name="P3">How do they recreate, or learn, or work?</text:p>
      <text:p text:style-name="P5">-<text:span text:style-name="T1">The racing/competition has become the most popular</text:span></text:p>
      <text:p text:style-name="P2">What is the major conflict of this world, and how will your character become a part of it?</text:p>
      <text:p text:style-name="P2"><text:span text:style-name="T2">-The citizens of the world are starved for purpose and entertainment. The racing/competition is one of their only outlets and allows them an escap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2:09:47.232000000</meta:creation-date>
    <dc:date>2021-01-14T09:28:12.665000000</dc:date>
    <meta:editing-duration>PT2M31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1" meta:word-count="306" meta:character-count="1826" meta:non-whitespace-character-count="1537"/>
  </office:meta>
</office:document-meta>
</file>